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GRO-FER AMAZONAS S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JARDIN KEVIN CHAVEZ GONZÁLEZ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CORNEJO VIENA, DANICA LEI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1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6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43694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5T22:52:3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